
<file path=META-INF/manifest.xml><?xml version="1.0" encoding="utf-8"?>
<manifest:manifest xmlns:manifest="urn:oasis:names:tc:opendocument:xmlns:manifest:1.0" manifest:version="1.3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automatic-styles>
    <style:style style:family="table" style:name="ta0">
      <style:table-properties table:display="true"/>
    </style:style>
  </office:automatic-styles>
  <office:body>
    <office:spreadsheet>
      <table:table table:style-name="ta0" table:name="Bar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Calle</text:p>
          </table:table-cell>
          <table:table-cell office:value-type="string">
            <text:p>Localidad</text:p>
          </table:table-cell>
          <table:table-cell office:value-type="string">
            <text:p>Provincia</text:p>
          </table:table-cell>
          <table:table-cell office:value-type="string">
            <text:p>Propietario</text:p>
          </table:table-cell>
          <table:table-cell/>
          <table:table-cell office:value-type="string">
            <text:p>Especialidades</text:p>
          </table:table-cell>
          <table:table-cell table:number-columns-repeated="43"/>
        </table:table-row>
        <table:table-row>
          <table:table-cell office:value-type="string">
            <text:p>Bar Danubio</text:p>
          </table:table-cell>
          <table:table-cell office:value-type="string">
            <text:p>Calle Monasterio de Urdax 22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Miguel Artazcoz</text:p>
          </table:table-cell>
          <table:table-cell/>
          <table:table-cell office:value-type="string">
            <text:p>Tacos</text:p>
          </table:table-cell>
          <table:table-cell office:value-type="string">
            <text:p>Hamburguesas</text:p>
          </table:table-cell>
          <table:table-cell office:value-type="string">
            <text:p>Croquetas</text:p>
          </table:table-cell>
          <table:table-cell table:number-columns-repeated="41"/>
        </table:table-row>
        <table:table-row>
          <table:table-cell office:value-type="string">
            <text:p>Ezkia Taberna</text:p>
          </table:table-cell>
          <table:table-cell office:value-type="string">
            <text:p>Calle Navarrería 10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María Chen</text:p>
          </table:table-cell>
          <table:table-cell office:value-type="string">
            <text:p>Cristina Ronalda</text:p>
          </table:table-cell>
          <table:table-cell/>
          <table:table-cell office:value-type="string">
            <text:p>Cervezas</text:p>
          </table:table-cell>
          <table:table-cell office:value-type="string">
            <text:p>Tortilla de patata</text:p>
          </table:table-cell>
          <table:table-cell table:number-columns-repeated="41"/>
        </table:table-row>
        <table:table-row>
          <table:table-cell office:value-type="string">
            <text:p>Café Cream</text:p>
          </table:table-cell>
          <table:table-cell office:value-type="string">
            <text:p>Avenida Bayona 41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Cristina Ronalda</text:p>
          </table:table-cell>
          <table:table-cell/>
          <table:table-cell office:value-type="string">
            <text:p>Cervezas</text:p>
          </table:table-cell>
          <table:table-cell office:value-type="string">
            <text:p>Patatas</text:p>
          </table:table-cell>
          <table:table-cell office:value-type="string">
            <text:p>Nachos</text:p>
          </table:table-cell>
          <table:table-cell table:number-columns-repeated="41"/>
        </table:table-row>
        <table:table-row>
          <table:table-cell office:value-type="string">
            <text:p>Cervecería Baztán</text:p>
          </table:table-cell>
          <table:table-cell office:value-type="string">
            <text:p>Calle Nueva 125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Patxi Irizar</text:p>
          </table:table-cell>
          <table:table-cell/>
          <table:table-cell office:value-type="string">
            <text:p>Cervezas</text:p>
          </table:table-cell>
          <table:table-cell table:number-columns-repeated="43"/>
        </table:table-row>
        <table:table-row table:number-rows-repeated="45">
          <table:table-cell table:number-columns-repeated="50"/>
        </table:table-row>
      </table:table>
      <table:table table:style-name="ta0" table:name="Restaurante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Calle</text:p>
          </table:table-cell>
          <table:table-cell office:value-type="string">
            <text:p>Localidad</text:p>
          </table:table-cell>
          <table:table-cell office:value-type="string">
            <text:p>Provincias</text:p>
          </table:table-cell>
          <table:table-cell office:value-type="string">
            <text:p>Propietarios</text:p>
          </table:table-cell>
          <table:table-cell/>
          <table:table-cell office:value-type="string">
            <text:p>Precio Menu</text:p>
          </table:table-cell>
          <table:table-cell office:value-type="string">
            <text:p>Capacidad</text:p>
          </table:table-cell>
          <table:table-cell office:value-type="string">
            <text:p>Capacidad Mesa</text:p>
          </table:table-cell>
          <table:table-cell table:number-columns-repeated="41"/>
        </table:table-row>
        <table:table-row>
          <table:table-cell office:value-type="string">
            <text:p>Delorean</text:p>
          </table:table-cell>
          <table:table-cell office:value-type="string">
            <text:p>Paseo de Buztintxuri 12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Javier Mendoza</text:p>
          </table:table-cell>
          <table:table-cell/>
          <table:table-cell office:value-type="float" office:value="12.5">
            <text:p>12,5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table:number-columns-repeated="41"/>
        </table:table-row>
        <table:table-row>
          <table:table-cell office:value-type="string">
            <text:p>Sakura</text:p>
          </table:table-cell>
          <table:table-cell office:value-type="string">
            <text:p>Calle B 2</text:p>
          </table:table-cell>
          <table:table-cell office:value-type="string">
            <text:p>Mutilva Baja</text:p>
          </table:table-cell>
          <table:table-cell office:value-type="string">
            <text:p>Navarra</text:p>
          </table:table-cell>
          <table:table-cell office:value-type="string">
            <text:p>Liun Xen</text:p>
          </table:table-cell>
          <table:table-cell/>
          <table:table-cell office:value-type="float" office:value="17.5">
            <text:p>17,5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table:number-columns-repeated="41"/>
        </table:table-row>
        <table:table-row>
          <table:table-cell office:value-type="string">
            <text:p>Comedor UPNA</text:p>
          </table:table-cell>
          <table:table-cell office:value-type="string">
            <text:p>Universidad Pública de Navarra 0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Lorena Vergara</text:p>
          </table:table-cell>
          <table:table-cell/>
          <table:table-cell office:value-type="float" office:value="8.5">
            <text:p>8,5</text:p>
          </table:table-cell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table:number-columns-repeated="41"/>
        </table:table-row>
        <table:table-row>
          <table:table-cell office:value-type="string">
            <text:p>McDonalds</text:p>
          </table:table-cell>
          <table:table-cell office:value-type="string">
            <text:p>Parque Comercial Galaria 0</text:p>
          </table:table-cell>
          <table:table-cell office:value-type="string">
            <text:p>Cordovilla</text:p>
          </table:table-cell>
          <table:table-cell office:value-type="string">
            <text:p>Navarra</text:p>
          </table:table-cell>
          <table:table-cell office:value-type="string">
            <text:p>Carmen Auto</text:p>
          </table:table-cell>
          <table:table-cell/>
          <table:table-cell office:value-type="float" office:value="9.0">
            <text:p>9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41"/>
        </table:table-row>
        <table:table-row table:number-rows-repeated="45">
          <table:table-cell table:number-columns-repeated="50"/>
        </table:table-row>
      </table:table>
      <table:table table:style-name="ta0" table:name="Pub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Calle</text:p>
          </table:table-cell>
          <table:table-cell office:value-type="string">
            <text:p>Localidad</text:p>
          </table:table-cell>
          <table:table-cell office:value-type="string">
            <text:p>Provincias</text:p>
          </table:table-cell>
          <table:table-cell office:value-type="string">
            <text:p>Propietarios</text:p>
          </table:table-cell>
          <table:table-cell/>
          <table:table-cell office:value-type="string">
            <text:p>Hora Apertura</text:p>
          </table:table-cell>
          <table:table-cell office:value-type="string">
            <text:p>Hora Clausura</text:p>
          </table:table-cell>
          <table:table-cell table:number-columns-repeated="42"/>
        </table:table-row>
        <table:table-row>
          <table:table-cell office:value-type="string">
            <text:p>Canalla</text:p>
          </table:table-cell>
          <table:table-cell office:value-type="string">
            <text:p>Avenida Bayona 2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Nano Alonso</text:p>
          </table:table-cell>
          <table:table-cell/>
          <table:table-cell office:value-type="string">
            <text:p>22:00</text:p>
          </table:table-cell>
          <table:table-cell office:value-type="string">
            <text:p>06:00</text:p>
          </table:table-cell>
          <table:table-cell table:number-columns-repeated="42"/>
        </table:table-row>
        <table:table-row>
          <table:table-cell office:value-type="string">
            <text:p>Kla-B</text:p>
          </table:table-cell>
          <table:table-cell office:value-type="string">
            <text:p>Calle Navas de Tolosa 11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Juan Etxeberria</text:p>
          </table:table-cell>
          <table:table-cell/>
          <table:table-cell office:value-type="string">
            <text:p>22:00</text:p>
          </table:table-cell>
          <table:table-cell office:value-type="string">
            <text:p>03:00</text:p>
          </table:table-cell>
          <table:table-cell table:number-columns-repeated="42"/>
        </table:table-row>
        <table:table-row>
          <table:table-cell office:value-type="string">
            <text:p>Indara</text:p>
          </table:table-cell>
          <table:table-cell office:value-type="string">
            <text:p>Calle Yanguas y Miranda 2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Ana Ibañez</text:p>
          </table:table-cell>
          <table:table-cell/>
          <table:table-cell office:value-type="string">
            <text:p>22:00</text:p>
          </table:table-cell>
          <table:table-cell office:value-type="string">
            <text:p>06:00</text:p>
          </table:table-cell>
          <table:table-cell table:number-columns-repeated="42"/>
        </table:table-row>
        <table:table-row>
          <table:table-cell office:value-type="string">
            <text:p>Cavas</text:p>
          </table:table-cell>
          <table:table-cell office:value-type="string">
            <text:p>Calle de Juan de Labrit 0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Jose Pastis</text:p>
          </table:table-cell>
          <table:table-cell/>
          <table:table-cell office:value-type="string">
            <text:p>00:00</text:p>
          </table:table-cell>
          <table:table-cell office:value-type="string">
            <text:p>08:00</text:p>
          </table:table-cell>
          <table:table-cell table:number-columns-repeated="42"/>
        </table:table-row>
        <table:table-row table:number-rows-repeated="45">
          <table:table-cell table:number-columns-repeated="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meta>
    <meta:generator>jOpenDocument/1.5</meta:generator>
  </office:meta>
</office:document-meta>
</file>